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 Mono1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2pt" officeooo:rsid="001c1496" officeooo:paragraph-rsid="001c1496" fo:background-color="#ffff00" style:font-size-asian="12pt" style:font-size-complex="12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c1496" style:text-blinking="false" fo:background-color="#ffff00" style:font-size-asian="8.75pt" style:font-size-complex="10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paragraph-rsid="001ff764"/>
    </style:style>
    <style:style style:name="P12" style:family="paragraph" style:parent-style-name="Standard">
      <style:text-properties fo:font-size="13pt" officeooo:rsid="001ff764" officeooo:paragraph-rsid="001ff764" style:font-size-asian="11.3500003814697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3pt" officeooo:rsid="001ff764" officeooo:paragraph-rsid="001ff764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ff764" officeooo:paragraph-rsid="001ff764" style:font-size-asian="11.3500003814697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3pt" officeooo:rsid="00215ddf" officeooo:paragraph-rsid="00215ddf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215ddf" officeooo:paragraph-rsid="00215ddf" style:font-size-asian="11.3500003814697pt" style:font-size-complex="13pt"/>
    </style:style>
    <style:style style:name="P17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c1496" style:text-blinking="false" fo:background-color="transparent"/>
    </style:style>
    <style:style style:name="P20" style:family="paragraph" style:parent-style-name="Text_20_body">
      <style:paragraph-properties fo:margin-left="0.25in" fo:margin-right="0in" fo:margin-top="0in" fo:margin-bottom="0in" loext:contextual-spacing="false" fo:line-height="138%" fo:text-indent="0.2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1496" fo:background-color="#ffff00" loext:char-shading-value="0" style:font-size-asian="12pt" style:font-size-complex="12pt"/>
    </style:style>
    <style:style style:name="T3" style:family="text">
      <style:text-properties fo:font-size="12pt" officeooo:rsid="001ff764" fo:background-color="#ffff00" loext:char-shading-value="0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9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11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fo:font-size="13pt" officeooo:rsid="001ff764" style:font-size-asian="11.3500003814697pt" style:font-size-complex="13pt"/>
    </style:style>
    <style:style style:name="T15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b389c5" style:font-name="DejaVu Sans Mono" fo:font-size="9pt" fo:font-style="normal" fo:font-weight="normal" style:font-size-asian="9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ОССИЙСКОЙ ФЕДЕРАЦИИ</text:p>
      <text:p text:style-name="P8">ФЕДЕРАЛЬНОЕ ГОСУДАРСТВЕННОЕ АВТОНОМНОЕ ОБРАЗОВАТЕЛЬНОЕ УЧРЕЖДЕНИЕ ВЫСШЕГО ОБРАЗОВАНИЯ</text:p>
      <text:p text:style-name="P3">«Санкт-Петербургский национальный исследовательский университет </text:p>
      <text:p text:style-name="P3">информационных технологий, механики и оптики»</text:p>
      <text:p text:style-name="P1"/>
      <text:p text:style-name="P3">Факультет информационных технологий и программирования</text:p>
      <text:p text:style-name="P3"/>
      <text:p text:style-name="P3">Кафедра информационных систем</text:p>
      <text:p text:style-name="P3"/>
      <text:p text:style-name="P1"><text:span text:style-name="T1">Лабораторная работа № </text:span><text:span text:style-name="T3">3</text:span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7"><text:span text:style-name="T1">Выполнил студент группы М320</text:span><text:span text:style-name="T2">2</text:span><text:span text:style-name="T1">:</text:span></text:p>
      <text:p text:style-name="P6">Свиридов Ярослав Дмитриеви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</text:p>
      <text:p text:style-name="P1"><text:span text:style-name="T1">201</text:span><text:span text:style-name="T4">9</text:span></text:p>
      <text:p text:style-name="P5"><text:soft-page-break/>Задание:</text:p>
      <text:p text:style-name="P19"><text:bookmark text:name="docs-internal-guid-016563c0-7fff-65b7-1132-304dba63c840"/>Реализовать Каталог музыки.</text:p>
      <text:p text:style-name="P20">Есть Артисты, они выпускают Альбомы, в которых содержатся Песни (или треки). Также есть музыкальные жанры. У жанров есть поджанры (например, Тяжелый рок - это поджанр Рока)</text:p>
      <text:p text:style-name="P20">Кроме альбомов, в каталоге содержатся Сборники - в сборниках содержатся треки разных артистов, возможно, разных жанров.</text:p>
      <text:p text:style-name="P20">Спроектировать и реализовать классовую модель такого Каталога, и сделать в нём небольшой поисковый движок. Например, чтобы можно было найти все альбомы и сборники, содержащие треки жанра Рок, вышедшие в 2017 году (при этом должны найтись и альбомы жанра Тяжелый рок, как поджанра Рока). Движок должен уметь искать а) артистов, б) альбомы и сборники, в) песни по ряду критериев (критерии определите сами) Для реализации вам нужно продумать, какими свойствами должен обладать тот или иной объект (например, у песни точно есть название). Кроме того, можно задать некоторые ограничения для упрощения работы. Я приведу примеры таких ограничений (вы можете им следовать или нет, по желанию)</text:p>
      <text:list xml:id="list3353764055" text:style-name="L3">
        <text:list-item>
          <text:p text:style-name="P17">Вы можете задать определенный жанр (или жанры) Артисту и считать, что все его треки сделаны в этом жанре. Или же считать, что каждый трек может иметь свой жанр (или альбом, или ещё как-то)</text:p>
        </text:list-item>
        <text:list-item>
          <text:p text:style-name="P17">Считаем, что артисты не могут выпустить альбом вместе (один альбом - один артист)</text:p>
        </text:list-item>
        <text:list-item>
          <text:p text:style-name="P17">Можно считать, что трек не существует вне альбома. То есть если трек выпущен, он должен присутствовать хотя бы в одном альбоме, даже если там этот трек - единственный (такие альбомы называются синглами)</text:p>
        </text:list-item>
        <text:list-item>
          <text:p text:style-name="P17">Жанры можно представить в виде дерева (в этом случае у каждого поджанра может быть только один предок). Но можно реализовать и другие отношения (например, <text:soft-page-break/>считать, что жанр Поп-рок имеет родительские жанры Рок и Поп). Так или иначе, нужно реализовать минимум два уровня жанров (то есть базовые родительские, и поджанры)</text:p>
        </text:list-item>
        <text:list-item>
          <text:p text:style-name="P17">Можем считать, что Сборник - это произвольный набор треков из вышедших ранее альбомов (разных исполнителей)</text:p>
        </text:list-item>
      </text:list>
      <text:p text:style-name="P20">Кроме этих ограничений вы можете придумать свои, если вы посчитаете их необходимыми (но помните, что преподаватель может вас попросить их ослабить)</text:p>
      <text:p text:style-name="P20">Общие пожелания по реализации:</text:p>
      <text:list xml:id="list1172492199" text:style-name="L4">
        <text:list-item>
          <text:p text:style-name="P18">Пожалуйста, не выдумывайте искусственных идентификаторов объектов, работайте с объектами напрямую. Помните, что переменная хранит только ссылку на существующий где-то в памяти объект, то есть по сути она хранит его идентификатор.</text:p>
        </text:list-item>
        <text:list-item>
          <text:p text:style-name="P18">Поисковый движок можно сделать двумя способами - либо набором конкретных методов, либо также написать его в объектном стиле, сделав Конструктор запросов</text:p>
        </text:list-item>
        <text:list-item>
          <text:p text:style-name="P18">Если вы хотите что-то добавить в объектную модель, или добавить свои ограничения, но в чем-то не уверены, спросите преподавателя. Он с радостью выслушает любые ваши идеи. То же самое касается вопросов по реализации (если вы зашли в тупик)</text:p>
        </text:list-item>
      </text:list>
      <text:p text:style-name="P19"/>
      <text:p text:style-name="P9"/>
      <text:p text:style-name="Standard"><text:span text:style-name="T5">Ход рассуждений:</text:span></text:p>
      <text:p text:style-name="P12">Самое сложное в задании — придумать как жанрам определять поджанры, я сделал это через древовидную структуру экземпляров класса Genre. При создании нового жанра мы указываем его родителя и при сравнении поднимаемся вверх по дереву, ищя нужный нам экземпляр класса. Следущая сложность — в самом движке, как делать поиск. Я сделал согласованное хранилище всех сущностей (Артистов, Треков, Альбомов и Сборников) и сделал на нем поиск через stream() и Predicate. Покрыл все тестирующим кодом из Main`a.</text:p>
      <text:p text:style-name="P13"><text:soft-page-break/>Track</text:p>
      <text:p text:style-name="P14"><text:span text:style-name="T6">public class </text:span><text:span text:style-name="T7">Track {</text:span><text:line-break/><text:span text:style-name="T7"> <text:s text:c="3"/></text:span><text:span text:style-name="T6">private final </text:span><text:span text:style-name="T7">Artist </text:span><text:span text:style-name="T9">artistName</text:span><text:span text:style-name="T6">;</text:span><text:line-break/><text:span text:style-name="T6"> <text:s text:c="3"/>private final </text:span><text:span text:style-name="T7">String </text:span><text:span text:style-name="T9">name</text:span><text:span text:style-name="T6">;</text:span><text:line-break/><text:span text:style-name="T6"> <text:s text:c="3"/>private final </text:span><text:span text:style-name="T7">Genre </text:span><text:span text:style-name="T9">genre</text:span><text:span text:style-name="T6">;</text:span><text:line-break/><text:line-break/><text:span text:style-name="T6"> <text:s text:c="3"/>public </text:span><text:span text:style-name="T11">Track</text:span><text:span text:style-name="T7">(Artist artistName</text:span><text:span text:style-name="T6">, </text:span><text:span text:style-name="T7">String name</text:span><text:span text:style-name="T6">, </text:span><text:span text:style-name="T7">Genre genre) {</text:span><text:line-break/><text:span text:style-name="T7"> <text:s text:c="7"/></text:span><text:span text:style-name="T6">this</text:span><text:span text:style-name="T7">.</text:span><text:span text:style-name="T9">artistName </text:span><text:span text:style-name="T7">= artistName</text:span><text:span text:style-name="T6">;</text:span><text:line-break/><text:span text:style-name="T6"> <text:s text:c="7"/>this</text:span><text:span text:style-name="T7">.</text:span><text:span text:style-name="T9">name </text:span><text:span text:style-name="T7">= name</text:span><text:span text:style-name="T6">;</text:span><text:line-break/><text:span text:style-name="T6"> <text:s text:c="7"/>this</text:span><text:span text:style-name="T7">.</text:span><text:span text:style-name="T9">genre </text:span><text:span text:style-name="T7">= genre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Artist </text:span><text:span text:style-name="T11">getArtistName</text:span><text:span text:style-name="T7">() {</text:span><text:line-break/><text:span text:style-name="T7"> <text:s text:c="7"/></text:span><text:span text:style-name="T6">return </text:span><text:span text:style-name="T9">artistName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String </text:span><text:span text:style-name="T11">getName</text:span><text:span text:style-name="T7">() {</text:span><text:line-break/><text:span text:style-name="T7"> <text:s text:c="7"/></text:span><text:span text:style-name="T6">return </text:span><text:span text:style-name="T9">name</text:span><text:span text:style-name="T6">;</text:span><text:line-break/><text:span text:style-name="T6"> <text:s text:c="3"/></text:span><text:span text:style-name="T7">}</text:span><text:line-break/><text:span text:style-name="T7"> <text:s text:c="3"/></text:span><text:span text:style-name="T6">public </text:span><text:span text:style-name="T7">Genre </text:span><text:span text:style-name="T11">getGenre</text:span><text:span text:style-name="T7">() {</text:span><text:line-break/><text:span text:style-name="T7"> <text:s text:c="7"/></text:span><text:span text:style-name="T6">return </text:span><text:span text:style-name="T9">genre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13"/>
      <text:p text:style-name="P13"/>
      <text:p text:style-name="P13">Artist</text:p>
      <text:p text:style-name="P14"><text:span text:style-name="T6">public class </text:span><text:span text:style-name="T7">Artist {</text:span><text:line-break/><text:span text:style-name="T7"> <text:s text:c="3"/></text:span><text:span text:style-name="T6">private final </text:span><text:span text:style-name="T7">String </text:span><text:span text:style-name="T9">name</text:span><text:span text:style-name="T6">;</text:span><text:line-break/><text:span text:style-name="T6"> <text:s text:c="3"/>private final </text:span><text:span text:style-name="T7">Integer </text:span><text:span text:style-name="T9">age</text:span><text:span text:style-name="T6">;</text:span><text:line-break/><text:span text:style-name="T6"> <text:s text:c="3"/>private final </text:span><text:span text:style-name="T7">List&lt;Album&gt; </text:span><text:span text:style-name="T9">albums </text:span><text:span text:style-name="T7">= </text:span><text:span text:style-name="T6">new </text:span><text:span text:style-name="T7">ArrayList&lt;&gt;()</text:span><text:span text:style-name="T6">;</text:span><text:line-break/><text:line-break/><text:span text:style-name="T6"> <text:s text:c="3"/>public </text:span><text:span text:style-name="T11">Artist</text:span><text:span text:style-name="T7">(String name</text:span><text:span text:style-name="T6">, </text:span><text:span text:style-name="T7">Integer age) {</text:span><text:line-break/><text:span text:style-name="T7"> <text:s text:c="7"/></text:span><text:span text:style-name="T6">this</text:span><text:span text:style-name="T7">.</text:span><text:span text:style-name="T9">name </text:span><text:span text:style-name="T7">= name</text:span><text:span text:style-name="T6">;</text:span><text:line-break/><text:span text:style-name="T6"> <text:s text:c="7"/>this</text:span><text:span text:style-name="T7">.</text:span><text:span text:style-name="T9">age </text:span><text:span text:style-name="T7">= age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void </text:span><text:span text:style-name="T11">releaseAlbum</text:span><text:span text:style-name="T7">(Album album) {</text:span><text:line-break/><text:span text:style-name="T7"> <text:s text:c="7"/></text:span><text:span text:style-name="T9">albums</text:span><text:span text:style-name="T7">.add(album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String </text:span><text:span text:style-name="T11">getName</text:span><text:span text:style-name="T7">() {</text:span><text:line-break/><text:span text:style-name="T7"> <text:s text:c="7"/></text:span><text:span text:style-name="T6">return </text:span><text:span text:style-name="T9">name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Integer </text:span><text:span text:style-name="T11">getAge</text:span><text:span text:style-name="T7">() {</text:span><text:line-break/><text:span text:style-name="T7"> <text:s text:c="7"/></text:span><text:span text:style-name="T6">return </text:span><text:span text:style-name="T9">age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List&lt;Album&gt; </text:span><text:span text:style-name="T11">getAlbums</text:span><text:span text:style-name="T7">() {</text:span><text:line-break/><text:span text:style-name="T7"> <text:s text:c="7"/></text:span><text:span text:style-name="T6">return </text:span><text:span text:style-name="T7">Collections.</text:span><text:span text:style-name="T8">unmodifiableList</text:span><text:span text:style-name="T7">(</text:span><text:span text:style-name="T9">albums</text:span><text:span text:style-name="T7">)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14"/>
      <text:p text:style-name="P13"/>
      <text:p text:style-name="P13"><text:soft-page-break/>Genre</text:p>
      <text:p text:style-name="P14"><text:span text:style-name="T6">public class </text:span><text:span text:style-name="T7">Genre {</text:span><text:line-break/><text:span text:style-name="T7"> <text:s text:c="3"/></text:span><text:span text:style-name="T6">private static final </text:span><text:span text:style-name="T7">List&lt;Genre&gt; </text:span><text:span text:style-name="T10">genres </text:span><text:span text:style-name="T7">= </text:span><text:span text:style-name="T6">new </text:span><text:span text:style-name="T7">ArrayList&lt;&gt;()</text:span><text:span text:style-name="T6">;</text:span><text:line-break/><text:span text:style-name="T6"> <text:s text:c="3"/>public static final </text:span><text:span text:style-name="T7">Genre </text:span><text:span text:style-name="T10">basicGenre </text:span><text:span text:style-name="T7">= </text:span><text:span text:style-name="T6">new </text:span><text:span text:style-name="T7">Genre(</text:span><text:span text:style-name="T6">null, </text:span><text:span text:style-name="T12">"BasicGenre"</text:span><text:span text:style-name="T7">)</text:span><text:span text:style-name="T6">;</text:span><text:line-break/><text:line-break/><text:span text:style-name="T6"> <text:s text:c="3"/>private final </text:span><text:span text:style-name="T7">Genre </text:span><text:span text:style-name="T9">parentGenre</text:span><text:span text:style-name="T6">;</text:span><text:line-break/><text:span text:style-name="T6"> <text:s text:c="3"/>private final </text:span><text:span text:style-name="T7">String </text:span><text:span text:style-name="T9">name</text:span><text:span text:style-name="T6">;</text:span><text:line-break/><text:line-break/><text:span text:style-name="T6"> <text:s text:c="3"/>public </text:span><text:span text:style-name="T11">Genre</text:span><text:span text:style-name="T7">(Genre parentGenre</text:span><text:span text:style-name="T6">, </text:span><text:span text:style-name="T7">String name) {</text:span><text:line-break/><text:span text:style-name="T7"> <text:s text:c="7"/></text:span><text:span text:style-name="T6">this</text:span><text:span text:style-name="T7">.</text:span><text:span text:style-name="T9">parentGenre </text:span><text:span text:style-name="T7">= parentGenre</text:span><text:span text:style-name="T6">;</text:span><text:line-break/><text:span text:style-name="T6"> <text:s text:c="7"/>this</text:span><text:span text:style-name="T7">.</text:span><text:span text:style-name="T9">name </text:span><text:span text:style-name="T7">= name</text:span><text:span text:style-name="T6">;</text:span><text:line-break/><text:span text:style-name="T6"> <text:s text:c="7"/></text:span><text:span text:style-name="T10">genres</text:span><text:span text:style-name="T7">.add(</text:span><text:span text:style-name="T6">this</text:span><text:span text:style-name="T7">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Genre&gt; </text:span><text:span text:style-name="T11">getGenres</text:span><text:span text:style-name="T7">() {</text:span><text:line-break/><text:span text:style-name="T7"> <text:s text:c="7"/></text:span><text:span text:style-name="T6">return </text:span><text:span text:style-name="T7">Collections.</text:span><text:span text:style-name="T8">unmodifiableList</text:span><text:span text:style-name="T7">(</text:span><text:span text:style-name="T10">genres</text:span><text:span text:style-name="T7">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boolean </text:span><text:span text:style-name="T11">isSubGenre</text:span><text:span text:style-name="T7">(Genre genre) {</text:span><text:line-break/><text:span text:style-name="T7"> <text:s text:c="7"/></text:span><text:span text:style-name="T6">if</text:span><text:span text:style-name="T7">(</text:span><text:span text:style-name="T6">this </text:span><text:span text:style-name="T7">== genre) {</text:span><text:line-break/><text:span text:style-name="T7"> <text:s text:c="11"/></text:span><text:span text:style-name="T6">return true;</text:span><text:line-break/><text:span text:style-name="T6"> <text:s text:c="7"/></text:span><text:span text:style-name="T7">}</text:span><text:line-break/><text:span text:style-name="T7"> <text:s text:c="7"/>Genre thisCopy = </text:span><text:span text:style-name="T6">new </text:span><text:span text:style-name="T7">Genre(</text:span><text:span text:style-name="T9">parentGenre</text:span><text:span text:style-name="T6">, </text:span><text:span text:style-name="T9">name</text:span><text:span text:style-name="T7">)</text:span><text:span text:style-name="T6">;</text:span><text:line-break/><text:span text:style-name="T6"> <text:s text:c="7"/>while</text:span><text:span text:style-name="T7">(thisCopy != </text:span><text:span text:style-name="T10">basicGenre</text:span><text:span text:style-name="T7">) {</text:span><text:line-break/><text:span text:style-name="T7"> <text:s text:c="11"/></text:span><text:span text:style-name="T6">if</text:span><text:span text:style-name="T7">(thisCopy == genre) {</text:span><text:line-break/><text:span text:style-name="T7"> <text:s text:c="15"/></text:span><text:span text:style-name="T6">return true;</text:span><text:line-break/><text:span text:style-name="T6"> <text:s text:c="11"/></text:span><text:span text:style-name="T7">}</text:span><text:line-break/><text:span text:style-name="T7"> <text:s text:c="11"/>thisCopy = thisCopy.</text:span><text:span text:style-name="T9">parentGenre</text:span><text:span text:style-name="T6">;</text:span><text:line-break/><text:span text:style-name="T6"> <text:s text:c="7"/></text:span><text:span text:style-name="T7">}</text:span><text:line-break/><text:span text:style-name="T7"> <text:s text:c="7"/></text:span><text:span text:style-name="T6">return false;</text:span><text:line-break/><text:span text:style-name="T6"> <text:s text:c="3"/></text:span><text:span text:style-name="T7">}</text:span><text:line-break/><text:line-break/><text:span text:style-name="T7"> <text:s text:c="3"/></text:span><text:span text:style-name="T13">@Override</text:span><text:line-break/><text:span text:style-name="T13"> <text:s text:c="3"/></text:span><text:span text:style-name="T6">public </text:span><text:span text:style-name="T7">String </text:span><text:span text:style-name="T11">toString</text:span><text:span text:style-name="T7">() {</text:span><text:line-break/><text:span text:style-name="T7"> <text:s text:c="7"/></text:span><text:span text:style-name="T6">return </text:span><text:span text:style-name="T9">name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13">@Override</text:span><text:line-break/><text:span text:style-name="T13"> <text:s text:c="3"/></text:span><text:span text:style-name="T6">public boolean </text:span><text:span text:style-name="T11">equals</text:span><text:span text:style-name="T7">(Object o) {</text:span><text:line-break/><text:span text:style-name="T7"> <text:s text:c="7"/></text:span><text:span text:style-name="T6">return this </text:span><text:span text:style-name="T7">== o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13">@Override</text:span><text:line-break/><text:span text:style-name="T13"> <text:s text:c="3"/></text:span><text:span text:style-name="T6">public int </text:span><text:span text:style-name="T11">hashCode</text:span><text:span text:style-name="T7">() {</text:span><text:line-break/><text:span text:style-name="T7"> <text:s text:c="7"/></text:span><text:span text:style-name="T6">return </text:span><text:span text:style-name="T7">Objects.</text:span><text:span text:style-name="T8">hash</text:span><text:span text:style-name="T7">(</text:span><text:span text:style-name="T6">this</text:span><text:span text:style-name="T7">)</text:span><text:span text:style-name="T6">;</text:span><text:line-break/><text:span text:style-name="T6"> <text:s text:c="3"/></text:span><text:span text:style-name="T7">}</text:span><text:line-break/><text:span text:style-name="T7">}</text:span><text:line-break/></text:p>
      <text:p text:style-name="P14"/>
      <text:p text:style-name="P14"/>
      <text:p text:style-name="P14"/>
      <text:p text:style-name="P14"/>
      <text:p text:style-name="P14"/>
      <text:p text:style-name="P13"><text:soft-page-break/>Album</text:p>
      <text:p text:style-name="P14"><text:span text:style-name="T6">public class </text:span><text:span text:style-name="T7">Album {</text:span><text:line-break/><text:span text:style-name="T7"> <text:s text:c="3"/></text:span><text:span text:style-name="T6">private final </text:span><text:span text:style-name="T7">Artist </text:span><text:span text:style-name="T9">artist</text:span><text:span text:style-name="T6">;</text:span><text:line-break/><text:span text:style-name="T6"> <text:s text:c="3"/>private final </text:span><text:span text:style-name="T7">String </text:span><text:span text:style-name="T9">name</text:span><text:span text:style-name="T6">;</text:span><text:line-break/><text:span text:style-name="T6"> <text:s text:c="3"/>private final </text:span><text:span text:style-name="T7">LocalDate </text:span><text:span text:style-name="T9">releaseDate</text:span><text:span text:style-name="T6">;</text:span><text:line-break/><text:span text:style-name="T6"> <text:s text:c="3"/>private final </text:span><text:span text:style-name="T7">List&lt;Track&gt; </text:span><text:span text:style-name="T9">tracks</text:span><text:span text:style-name="T6">;</text:span><text:line-break/><text:line-break/><text:span text:style-name="T6"> <text:s text:c="3"/>public </text:span><text:span text:style-name="T11">Album</text:span><text:span text:style-name="T7">(String name</text:span><text:span text:style-name="T6">, </text:span><text:span text:style-name="T7">LocalDate releaseDate</text:span><text:span text:style-name="T6">, </text:span><text:span text:style-name="T7">List&lt;Track&gt; tracks) </text:span><text:span text:style-name="T6">throws </text:span><text:span text:style-name="T7">Exception {</text:span><text:line-break/><text:span text:style-name="T7"> <text:s text:c="7"/></text:span><text:span text:style-name="T6">if</text:span><text:span text:style-name="T7">(tracks.size() == </text:span><text:span text:style-name="T15">0</text:span><text:span text:style-name="T7">) {</text:span><text:line-break/><text:span text:style-name="T7"> <text:s text:c="11"/></text:span><text:span text:style-name="T6">throw new </text:span><text:span text:style-name="T7">Exception(</text:span><text:span text:style-name="T12">"Album must contain at least one track"</text:span><text:span text:style-name="T7">)</text:span><text:span text:style-name="T6">;</text:span><text:line-break/><text:span text:style-name="T6"> <text:s text:c="7"/></text:span><text:span text:style-name="T7">}</text:span><text:line-break/><text:span text:style-name="T7"> <text:s text:c="7"/></text:span><text:span text:style-name="T6">if</text:span><text:span text:style-name="T7">(tracks.stream().allMatch(track -&gt; track.getArtistName() == </text:span><text:span text:style-name="T16">tracks</text:span><text:span text:style-name="T7">.get(</text:span><text:span text:style-name="T15">0</text:span><text:span text:style-name="T7">).getArtistName())) {</text:span><text:line-break/><text:span text:style-name="T7"> <text:s text:c="11"/></text:span><text:span text:style-name="T9">artist </text:span><text:span text:style-name="T7">= tracks.get(</text:span><text:span text:style-name="T15">0</text:span><text:span text:style-name="T7">).getArtistName()</text:span><text:span text:style-name="T6">;</text:span><text:line-break/><text:span text:style-name="T6"> <text:s text:c="7"/></text:span><text:span text:style-name="T7">} </text:span><text:span text:style-name="T6">else </text:span><text:span text:style-name="T7">{</text:span><text:line-break/><text:span text:style-name="T7"> <text:s text:c="11"/></text:span><text:span text:style-name="T6">throw new </text:span><text:span text:style-name="T7">Exception(</text:span><text:span text:style-name="T12">"All tracks in album must be made by one artist. Otherwise use Compilation instead of Album"</text:span><text:span text:style-name="T7">)</text:span><text:span text:style-name="T6">;</text:span><text:line-break/><text:span text:style-name="T6"> <text:s text:c="7"/></text:span><text:span text:style-name="T7">}</text:span><text:line-break/><text:span text:style-name="T7"> <text:s text:c="7"/></text:span><text:span text:style-name="T6">this</text:span><text:span text:style-name="T7">.</text:span><text:span text:style-name="T9">name </text:span><text:span text:style-name="T7">= name</text:span><text:span text:style-name="T6">;</text:span><text:line-break/><text:span text:style-name="T6"> <text:s text:c="7"/>this</text:span><text:span text:style-name="T7">.</text:span><text:span text:style-name="T9">releaseDate </text:span><text:span text:style-name="T7">= releaseDate</text:span><text:span text:style-name="T6">;</text:span><text:line-break/><text:span text:style-name="T6"> <text:s text:c="7"/>this</text:span><text:span text:style-name="T7">.</text:span><text:span text:style-name="T9">tracks </text:span><text:span text:style-name="T7">= tracks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Artist </text:span><text:span text:style-name="T11">getArtist</text:span><text:span text:style-name="T7">() {</text:span><text:line-break/><text:span text:style-name="T7"> <text:s text:c="7"/></text:span><text:span text:style-name="T6">return </text:span><text:span text:style-name="T9">artist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String </text:span><text:span text:style-name="T11">getName</text:span><text:span text:style-name="T7">() {</text:span><text:line-break/><text:span text:style-name="T7"> <text:s text:c="7"/></text:span><text:span text:style-name="T6">return </text:span><text:span text:style-name="T9">name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LocalDate </text:span><text:span text:style-name="T11">getReleaseDate</text:span><text:span text:style-name="T7">() {</text:span><text:line-break/><text:span text:style-name="T7"> <text:s text:c="7"/></text:span><text:span text:style-name="T6">return </text:span><text:span text:style-name="T9">releaseDate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7">List&lt;Track&gt; </text:span><text:span text:style-name="T11">getTracks</text:span><text:span text:style-name="T7">() {</text:span><text:line-break/><text:span text:style-name="T7"> <text:s text:c="7"/></text:span><text:span text:style-name="T6">return </text:span><text:span text:style-name="T9">tracks</text:span><text:span text:style-name="T6">;</text:span><text:line-break/><text:span text:style-name="T6"> <text:s text:c="3"/></text:span><text:span text:style-name="T7">}</text:span><text:line-break/><text:span text:style-name="T7">}</text:span><text:line-break/></text:p>
      <text:p text:style-name="P13">Compilation</text:p>
      <text:p text:style-name="P14"><text:span text:style-name="T6">public class </text:span><text:span text:style-name="T7">Compilation {</text:span><text:line-break/><text:span text:style-name="T7"> <text:s text:c="3"/></text:span><text:span text:style-name="T6">private final </text:span><text:span text:style-name="T7">List&lt;Track&gt; </text:span><text:span text:style-name="T9">tracks</text:span><text:span text:style-name="T6">;</text:span><text:line-break/><text:line-break/><text:span text:style-name="T6"> <text:s text:c="3"/>public </text:span><text:span text:style-name="T7">List&lt;Track&gt; </text:span><text:span text:style-name="T11">getTracks</text:span><text:span text:style-name="T7">() {</text:span><text:line-break/><text:span text:style-name="T7"> <text:s text:c="7"/></text:span><text:span text:style-name="T6">return </text:span><text:span text:style-name="T7">Collections.</text:span><text:span text:style-name="T8">unmodifiableList</text:span><text:span text:style-name="T7">(</text:span><text:span text:style-name="T9">tracks</text:span><text:span text:style-name="T7">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</text:span><text:span text:style-name="T11">Compilation</text:span><text:span text:style-name="T7">(List&lt;Track&gt; tracks) {</text:span><text:line-break/><text:span text:style-name="T7"> <text:s text:c="7"/></text:span><text:span text:style-name="T6">this</text:span><text:span text:style-name="T7">.</text:span><text:span text:style-name="T9">tracks </text:span><text:span text:style-name="T7">= tracks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14"/>
      <text:p text:style-name="P14"/>
      <text:p text:style-name="P15"><text:soft-page-break/>Catalog</text:p>
      <text:p text:style-name="P16"><text:span text:style-name="T6">public final class </text:span><text:span text:style-name="T7">Catalog {</text:span><text:line-break/><text:span text:style-name="T7"> <text:s text:c="3"/></text:span><text:span text:style-name="T6">private static final </text:span><text:span text:style-name="T7">List&lt;Track&gt; </text:span><text:span text:style-name="T10">trackList </text:span><text:span text:style-name="T7">= </text:span><text:span text:style-name="T6">new </text:span><text:span text:style-name="T7">ArrayList&lt;&gt;()</text:span><text:span text:style-name="T6">;</text:span><text:line-break/><text:span text:style-name="T6"> <text:s text:c="3"/>private static final </text:span><text:span text:style-name="T7">List&lt;Album&gt; </text:span><text:span text:style-name="T10">albumsList </text:span><text:span text:style-name="T7">= </text:span><text:span text:style-name="T6">new </text:span><text:span text:style-name="T7">ArrayList&lt;&gt;()</text:span><text:span text:style-name="T6">;</text:span><text:line-break/><text:span text:style-name="T6"> <text:s text:c="3"/>private static final </text:span><text:span text:style-name="T7">List&lt;Compilation&gt; </text:span><text:span text:style-name="T10">compilationsList </text:span><text:span text:style-name="T7">= </text:span><text:span text:style-name="T6">new </text:span><text:span text:style-name="T7">ArrayList&lt;&gt;()</text:span><text:span text:style-name="T6">;</text:span><text:line-break/><text:span text:style-name="T6"> <text:s text:c="3"/>private static final </text:span><text:span text:style-name="T7">List&lt;Artist&gt; </text:span><text:span text:style-name="T10">artistsList </text:span><text:span text:style-name="T7">= </text:span><text:span text:style-name="T6">new </text:span><text:span text:style-name="T7">ArrayList&lt;&gt;()</text:span><text:span text:style-name="T6">;</text:span><text:line-break/><text:line-break/><text:span text:style-name="T6"> <text:s text:c="3"/>public static void </text:span><text:span text:style-name="T11">releaseAlbum</text:span><text:span text:style-name="T7">(Album album) {</text:span><text:line-break/><text:span text:style-name="T7"> <text:s text:c="7"/>album.getArtist().releaseAlbum(album)</text:span><text:span text:style-name="T6">;</text:span><text:line-break/><text:span text:style-name="T6"> <text:s text:c="7"/></text:span><text:span text:style-name="T10">albumsList</text:span><text:span text:style-name="T7">.add(album)</text:span><text:span text:style-name="T6">;</text:span><text:line-break/><text:span text:style-name="T6"> <text:s text:c="7"/></text:span><text:span text:style-name="T10">trackList</text:span><text:span text:style-name="T7">.addAll(album.getTracks()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void </text:span><text:span text:style-name="T11">releaseCompilation</text:span><text:span text:style-name="T7">(Compilation compilation) {</text:span><text:line-break/><text:span text:style-name="T7"> <text:s text:c="7"/></text:span><text:span text:style-name="T10">compilationsList</text:span><text:span text:style-name="T7">.add(compilation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void </text:span><text:span text:style-name="T11">addArtist</text:span><text:span text:style-name="T7">(Artist artist) {</text:span><text:line-break/><text:span text:style-name="T7"> <text:s text:c="7"/></text:span><text:span text:style-name="T10">artistsList</text:span><text:span text:style-name="T7">.add(artist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Track&gt; </text:span><text:span text:style-name="T11">findTracks</text:span><text:span text:style-name="T7">(Predicate&lt;Track&gt; trackPredicate) {</text:span><text:line-break/><text:span text:style-name="T7"> <text:s text:c="7"/></text:span><text:span text:style-name="T6">return </text:span><text:span text:style-name="T10">trackList</text:span><text:span text:style-name="T7">.stream().filter(trackPredicate).collect(Collectors.</text:span><text:span text:style-name="T8">toList</text:span><text:span text:style-name="T7">()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Album&gt; </text:span><text:span text:style-name="T11">findAlbums</text:span><text:span text:style-name="T7">(Predicate&lt;Album&gt; albumPredicate) {</text:span><text:line-break/><text:span text:style-name="T7"> <text:s text:c="7"/></text:span><text:span text:style-name="T6">return </text:span><text:span text:style-name="T10">albumsList</text:span><text:span text:style-name="T7">.stream().filter(albumPredicate).collect(Collectors.</text:span><text:span text:style-name="T8">toList</text:span><text:span text:style-name="T7">()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Compilation&gt; </text:span><text:span text:style-name="T11">findCompilations</text:span><text:span text:style-name="T7">(Predicate&lt;Compilation&gt; compilationPredicate) {</text:span><text:line-break/><text:span text:style-name="T7"> <text:s text:c="7"/></text:span><text:span text:style-name="T6">return </text:span><text:span text:style-name="T10">compilationsList</text:span><text:span text:style-name="T7">.stream().filter(compilationPredicate).collect(Collectors.</text:span><text:span text:style-name="T8">toList</text:span><text:span text:style-name="T7">()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Artist&gt; </text:span><text:span text:style-name="T11">findArtists</text:span><text:span text:style-name="T7">(Predicate&lt;Artist&gt; artistPredicate) {</text:span><text:line-break/><text:span text:style-name="T7"> <text:s text:c="7"/></text:span><text:span text:style-name="T6">return </text:span><text:span text:style-name="T10">artistsList</text:span><text:span text:style-name="T7">.stream().filter(artistPredicate).collect(Collectors.</text:span><text:span text:style-name="T8">toList</text:span><text:span text:style-name="T7">()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Compilation&gt; </text:span><text:span text:style-name="T11">getCompilationsList</text:span><text:span text:style-name="T7">() {</text:span><text:line-break/><text:span text:style-name="T7"> <text:s text:c="7"/></text:span><text:span text:style-name="T6">return </text:span><text:span text:style-name="T7">Collections.</text:span><text:span text:style-name="T8">unmodifiableList</text:span><text:span text:style-name="T7">(</text:span><text:span text:style-name="T10">compilationsList</text:span><text:span text:style-name="T7">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Track&gt; </text:span><text:span text:style-name="T11">getTrackList</text:span><text:span text:style-name="T7">() {</text:span><text:line-break/><text:span text:style-name="T7"> <text:s text:c="7"/></text:span><text:span text:style-name="T6">return </text:span><text:span text:style-name="T7">Collections.</text:span><text:span text:style-name="T8">unmodifiableList</text:span><text:span text:style-name="T7">(</text:span><text:span text:style-name="T10">trackList</text:span><text:span text:style-name="T7">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Album&gt; </text:span><text:span text:style-name="T11">getAlbumsList</text:span><text:span text:style-name="T7">() {</text:span><text:line-break/><text:span text:style-name="T7"> <text:s text:c="7"/></text:span><text:span text:style-name="T6">return </text:span><text:span text:style-name="T7">Collections.</text:span><text:span text:style-name="T8">unmodifiableList</text:span><text:span text:style-name="T7">(</text:span><text:span text:style-name="T10">albumsList</text:span><text:span text:style-name="T7">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public static </text:span><text:span text:style-name="T7">List&lt;Artist&gt; </text:span><text:span text:style-name="T11">getArtistsList</text:span><text:span text:style-name="T7">() {</text:span><text:line-break/><text:span text:style-name="T7"> <text:s text:c="7"/></text:span><text:span text:style-name="T6">return </text:span><text:span text:style-name="T7">Collections.</text:span><text:span text:style-name="T8">unmodifiableList</text:span><text:span text:style-name="T7">(</text:span><text:span text:style-name="T10">artistsList</text:span><text:span text:style-name="T7">)</text:span><text:span text:style-name="T6">;</text:span><text:line-break/><text:span text:style-name="T6"> <text:s text:c="3"/></text:span><text:span text:style-name="T7">}</text:span><text:line-break/><text:span text:style-name="T7">}</text:span><text:line-break/></text:p>
      <text:p text:style-name="P15"><text:soft-page-break/>Main</text:p>
      <text:p text:style-name="P16"><text:span text:style-name="T6">public static void </text:span><text:span text:style-name="T11">main</text:span><text:span text:style-name="T7">(String[] args) {</text:span><text:line-break/><text:span text:style-name="T7"> <text:s text:c="3"/>Genre classical = </text:span><text:span text:style-name="T6">new </text:span><text:span text:style-name="T7">Genre(Genre.</text:span><text:span text:style-name="T10">basicGenre</text:span><text:span text:style-name="T6">, </text:span><text:span text:style-name="T12">"Classical"</text:span><text:span text:style-name="T7">)</text:span><text:span text:style-name="T6">;</text:span><text:line-break/><text:span text:style-name="T6"> <text:s text:c="3"/></text:span><text:span text:style-name="T7">Genre nonClassical = </text:span><text:span text:style-name="T6">new </text:span><text:span text:style-name="T7">Genre(Genre.</text:span><text:span text:style-name="T10">basicGenre</text:span><text:span text:style-name="T6">, </text:span><text:span text:style-name="T12">"NonClassical"</text:span><text:span text:style-name="T7">)</text:span><text:span text:style-name="T6">;</text:span><text:line-break/><text:span text:style-name="T6"> <text:s text:c="3"/></text:span><text:span text:style-name="T7">Genre rock = </text:span><text:span text:style-name="T6">new </text:span><text:span text:style-name="T7">Genre(nonClassical</text:span><text:span text:style-name="T6">, </text:span><text:span text:style-name="T12">"Rock"</text:span><text:span text:style-name="T7">)</text:span><text:span text:style-name="T6">;</text:span><text:line-break/><text:span text:style-name="T6"> <text:s text:c="3"/></text:span><text:span text:style-name="T7">Genre hardRock = </text:span><text:span text:style-name="T6">new </text:span><text:span text:style-name="T7">Genre(rock</text:span><text:span text:style-name="T6">, </text:span><text:span text:style-name="T12">"HardRock"</text:span><text:span text:style-name="T7">)</text:span><text:span text:style-name="T6">;</text:span><text:line-break/><text:span text:style-name="T6"> <text:s text:c="3"/></text:span><text:span text:style-name="T7">Genre piano = </text:span><text:span text:style-name="T6">new </text:span><text:span text:style-name="T7">Genre(classical</text:span><text:span text:style-name="T6">, </text:span><text:span text:style-name="T12">"Piano"</text:span><text:span text:style-name="T7">)</text:span><text:span text:style-name="T6">;</text:span><text:line-break/><text:span text:style-name="T6"> <text:s text:c="3"/>assert</text:span><text:span text:style-name="T7">(Genre.</text:span><text:span text:style-name="T8">getGenres</text:span><text:span text:style-name="T7">().containsAll(</text:span><text:span text:style-name="T6">new </text:span><text:span text:style-name="T7">ArrayList&lt;&gt;(Arrays.</text:span><text:span text:style-name="T8">asList</text:span><text:span text:style-name="T7">(classical</text:span><text:span text:style-name="T6">, </text:span><text:span text:style-name="T7">nonClassical</text:span><text:span text:style-name="T6">, </text:span><text:span text:style-name="T7">rock</text:span><text:span text:style-name="T6">, </text:span><text:span text:style-name="T7">hardRock</text:span><text:span text:style-name="T6">, </text:span><text:span text:style-name="T7">piano))))</text:span><text:span text:style-name="T6">;</text:span><text:line-break/><text:span text:style-name="T6"> <text:s text:c="3"/></text:span><text:span text:style-name="T7">Artist a1 = </text:span><text:span text:style-name="T6">new </text:span><text:span text:style-name="T7">Artist(</text:span><text:span text:style-name="T12">"Artist1"</text:span><text:span text:style-name="T6">, </text:span><text:span text:style-name="T15">26</text:span><text:span text:style-name="T7">)</text:span><text:span text:style-name="T6">;</text:span><text:line-break/><text:span text:style-name="T6"> <text:s text:c="3"/></text:span><text:span text:style-name="T7">Artist a2 = </text:span><text:span text:style-name="T6">new </text:span><text:span text:style-name="T7">Artist(</text:span><text:span text:style-name="T12">"Artist2"</text:span><text:span text:style-name="T6">, </text:span><text:span text:style-name="T15">14</text:span><text:span text:style-name="T7">)</text:span><text:span text:style-name="T6">;</text:span><text:line-break/><text:span text:style-name="T6"> <text:s text:c="3"/></text:span><text:span text:style-name="T7">Artist a3 = </text:span><text:span text:style-name="T6">new </text:span><text:span text:style-name="T7">Artist(</text:span><text:span text:style-name="T12">"Artist3"</text:span><text:span text:style-name="T6">, </text:span><text:span text:style-name="T15">146</text:span><text:span text:style-name="T7">)</text:span><text:span text:style-name="T6">;</text:span><text:line-break/><text:span text:style-name="T6"> <text:s text:c="3"/></text:span><text:span text:style-name="T7">Catalog.</text:span><text:span text:style-name="T8">addArtist</text:span><text:span text:style-name="T7">(a1)</text:span><text:span text:style-name="T6">;</text:span><text:line-break/><text:span text:style-name="T6"> <text:s text:c="3"/></text:span><text:span text:style-name="T7">Catalog.</text:span><text:span text:style-name="T8">addArtist</text:span><text:span text:style-name="T7">(a2)</text:span><text:span text:style-name="T6">;</text:span><text:line-break/><text:span text:style-name="T6"> <text:s text:c="3"/></text:span><text:span text:style-name="T7">Catalog.</text:span><text:span text:style-name="T8">addArtist</text:span><text:span text:style-name="T7">(a3)</text:span><text:span text:style-name="T6">;</text:span><text:line-break/><text:span text:style-name="T6"> <text:s text:c="3"/>assert </text:span><text:span text:style-name="T7">(Catalog.</text:span><text:span text:style-name="T8">getArtistsList</text:span><text:span text:style-name="T7">().containsAll(</text:span><text:span text:style-name="T6">new </text:span><text:span text:style-name="T7">ArrayList&lt;&gt;(Arrays.</text:span><text:span text:style-name="T8">asList</text:span><text:span text:style-name="T7">(a1</text:span><text:span text:style-name="T6">, </text:span><text:span text:style-name="T7">a2</text:span><text:span text:style-name="T6">, </text:span><text:span text:style-name="T7">a3))))</text:span><text:span text:style-name="T6">;</text:span><text:line-break/><text:line-break/><text:span text:style-name="T6"> <text:s text:c="3"/></text:span><text:span text:style-name="T7">Track classicalTrack1 = </text:span><text:span text:style-name="T6">new </text:span><text:span text:style-name="T7">Track(a1</text:span><text:span text:style-name="T6">, </text:span><text:span text:style-name="T12">"Classical"</text:span><text:span text:style-name="T6">, </text:span><text:span text:style-name="T7">classical)</text:span><text:span text:style-name="T6">;</text:span><text:line-break/><text:span text:style-name="T6"> <text:s text:c="3"/></text:span><text:span text:style-name="T7">Track classicalTrack2 = </text:span><text:span text:style-name="T6">new </text:span><text:span text:style-name="T7">Track(a1</text:span><text:span text:style-name="T6">, </text:span><text:span text:style-name="T12">"Piano"</text:span><text:span text:style-name="T6">, </text:span><text:span text:style-name="T7">piano)</text:span><text:span text:style-name="T6">;</text:span><text:line-break/><text:span text:style-name="T6"> <text:s text:c="3"/></text:span><text:span text:style-name="T7">Album classicalAlbum = </text:span><text:span text:style-name="T6">null;</text:span><text:line-break/><text:span text:style-name="T6"> <text:s text:c="3"/>try </text:span><text:span text:style-name="T7">{</text:span><text:line-break/><text:span text:style-name="T7"> <text:s text:c="7"/>classicalAlbum = <text:s/></text:span><text:span text:style-name="T6">new </text:span><text:span text:style-name="T7">Album(</text:span><text:span text:style-name="T12">"ClassicalAlbum"</text:span><text:span text:style-name="T6">, </text:span><text:span text:style-name="T7">LocalDate.</text:span><text:span text:style-name="T8">of</text:span><text:span text:style-name="T7">(</text:span><text:span text:style-name="T15">1999</text:span><text:span text:style-name="T6">, </text:span><text:span text:style-name="T15">3</text:span><text:span text:style-name="T6">, </text:span><text:span text:style-name="T15">12</text:span><text:span text:style-name="T7">)</text:span><text:span text:style-name="T6">, </text:span><text:span text:style-name="T7">Arrays.</text:span><text:span text:style-name="T8">asList</text:span><text:span text:style-name="T7">(classicalTrack1</text:span><text:span text:style-name="T6">, </text:span><text:span text:style-name="T7">classicalTrack2))</text:span><text:span text:style-name="T6">;</text:span><text:line-break/><text:span text:style-name="T6"> <text:s text:c="7"/></text:span><text:span text:style-name="T7">Catalog.</text:span><text:span text:style-name="T8">releaseAlbum</text:span><text:span text:style-name="T7">(classicalAlbum)</text:span><text:span text:style-name="T6">;</text:span><text:line-break/><text:span text:style-name="T6"> <text:s text:c="3"/></text:span><text:span text:style-name="T7">} </text:span><text:span text:style-name="T6">catch </text:span><text:span text:style-name="T7">(Exception e) {</text:span><text:line-break/><text:span text:style-name="T7"> <text:s text:c="7"/></text:span><text:span text:style-name="T6">assert</text:span><text:span text:style-name="T7">(</text:span><text:span text:style-name="T6">false</text:span><text:span text:style-name="T7">)</text:span><text:span text:style-name="T6">;</text:span><text:line-break/><text:span text:style-name="T6"> <text:s text:c="3"/></text:span><text:span text:style-name="T7">}</text:span><text:line-break/><text:span text:style-name="T7"> <text:s text:c="3"/>Track rockTrack1 = </text:span><text:span text:style-name="T6">new </text:span><text:span text:style-name="T7">Track(a2</text:span><text:span text:style-name="T6">, </text:span><text:span text:style-name="T12">"Rock"</text:span><text:span text:style-name="T6">, </text:span><text:span text:style-name="T7">rock)</text:span><text:span text:style-name="T6">;</text:span><text:line-break/><text:span text:style-name="T6"> <text:s text:c="3"/></text:span><text:span text:style-name="T7">Track rockTrack2 = </text:span><text:span text:style-name="T6">new </text:span><text:span text:style-name="T7">Track(a2</text:span><text:span text:style-name="T6">, </text:span><text:span text:style-name="T12">"HardRock"</text:span><text:span text:style-name="T6">, </text:span><text:span text:style-name="T7">hardRock)</text:span><text:span text:style-name="T6">;</text:span><text:line-break/><text:span text:style-name="T6"> <text:s text:c="3"/></text:span><text:span text:style-name="T7">Album rockAlbum = </text:span><text:span text:style-name="T6">null;</text:span><text:line-break/><text:span text:style-name="T6"> <text:s text:c="3"/>try </text:span><text:span text:style-name="T7">{</text:span><text:line-break/><text:span text:style-name="T7"> <text:s text:c="7"/>rockAlbum = </text:span><text:span text:style-name="T6">new </text:span><text:span text:style-name="T7">Album(</text:span><text:span text:style-name="T12">"RickAlbum"</text:span><text:span text:style-name="T6">, </text:span><text:span text:style-name="T7">LocalDate.</text:span><text:span text:style-name="T8">of</text:span><text:span text:style-name="T7">(</text:span><text:span text:style-name="T15">2019</text:span><text:span text:style-name="T6">, </text:span><text:span text:style-name="T15">9</text:span><text:span text:style-name="T6">, </text:span><text:span text:style-name="T15">25</text:span><text:span text:style-name="T7">)</text:span><text:span text:style-name="T6">, </text:span><text:span text:style-name="T7">Arrays.</text:span><text:span text:style-name="T8">asList</text:span><text:span text:style-name="T7">(rockTrack1</text:span><text:span text:style-name="T6">, </text:span><text:span text:style-name="T7">rockTrack2))</text:span><text:span text:style-name="T6">;</text:span><text:line-break/><text:span text:style-name="T6"> <text:s text:c="7"/></text:span><text:span text:style-name="T7">Catalog.</text:span><text:span text:style-name="T8">releaseAlbum</text:span><text:span text:style-name="T7">(rockAlbum)</text:span><text:span text:style-name="T6">;</text:span><text:line-break/><text:span text:style-name="T6"> <text:s text:c="3"/></text:span><text:span text:style-name="T7">} </text:span><text:span text:style-name="T6">catch </text:span><text:span text:style-name="T7">(Exception e) {</text:span><text:line-break/><text:span text:style-name="T7"> <text:s text:c="7"/></text:span><text:span text:style-name="T6">assert</text:span><text:span text:style-name="T7">(</text:span><text:span text:style-name="T6">false</text:span><text:span text:style-name="T7">)</text:span><text:span text:style-name="T6">;</text:span><text:line-break/><text:span text:style-name="T6"> <text:s text:c="3"/></text:span><text:span text:style-name="T7">}</text:span><text:line-break/><text:line-break/><text:span text:style-name="T7"> <text:s text:c="3"/></text:span><text:span text:style-name="T6">try</text:span><text:span text:style-name="T7">{</text:span><text:line-break/><text:span text:style-name="T7"> <text:s text:c="7"/>Album errorAlbum = </text:span><text:span text:style-name="T6">new </text:span><text:span text:style-name="T7">Album(</text:span><text:span text:style-name="T12">"ErrorAlbum"</text:span><text:span text:style-name="T6">, </text:span><text:span text:style-name="T7">LocalDate.</text:span><text:span text:style-name="T8">of</text:span><text:span text:style-name="T7">(</text:span><text:span text:style-name="T15">1999</text:span><text:span text:style-name="T6">, </text:span><text:span text:style-name="T15">1</text:span><text:span text:style-name="T6">, </text:span><text:span text:style-name="T15">14</text:span><text:span text:style-name="T7">)</text:span><text:span text:style-name="T6">, </text:span><text:span text:style-name="T7">Arrays.</text:span><text:span text:style-name="T8">asList</text:span><text:span text:style-name="T7">(classicalTrack1</text:span><text:span text:style-name="T6">, </text:span><text:span text:style-name="T7">rockTrack1))</text:span><text:span text:style-name="T6">;</text:span><text:line-break/><text:span text:style-name="T6"> <text:s text:c="7"/>assert</text:span><text:span text:style-name="T7">(</text:span><text:span text:style-name="T6">false</text:span><text:span text:style-name="T7">)</text:span><text:span text:style-name="T6">;</text:span><text:line-break/><text:span text:style-name="T6"> <text:s text:c="3"/></text:span><text:span text:style-name="T7">} </text:span><text:span text:style-name="T6">catch </text:span><text:span text:style-name="T7">(Exception e) {</text:span><text:line-break/><text:span text:style-name="T7"> <text:s text:c="7"/></text:span><text:span text:style-name="T6">assert</text:span><text:span text:style-name="T7">(</text:span><text:span text:style-name="T6">true</text:span><text:span text:style-name="T7">)</text:span><text:span text:style-name="T6">;</text:span><text:line-break/><text:span text:style-name="T6"> <text:s text:c="3"/></text:span><text:span text:style-name="T7">}</text:span><text:line-break/><text:line-break/><text:span text:style-name="T7"> <text:s text:c="3"/>Compilation mixedCompilation = </text:span><text:span text:style-name="T6">new </text:span><text:span text:style-name="T7">Compilation(Arrays.</text:span><text:span text:style-name="T8">asList</text:span><text:span text:style-name="T7">(classicalTrack1</text:span><text:span text:style-name="T6">, </text:span><text:span text:style-name="T7">rockTrack1</text:span><text:span text:style-name="T6">, </text:span><text:span text:style-name="T7">rockTrack2))</text:span><text:span text:style-name="T6">;</text:span><text:line-break/><text:span text:style-name="T6"> <text:s text:c="3"/></text:span><text:span text:style-name="T7">Catalog.</text:span><text:span text:style-name="T8">releaseCompilation</text:span><text:span text:style-name="T7">(mixedCompilation)</text:span><text:span text:style-name="T6">;</text:span><text:line-break/><text:span text:style-name="T6"> <text:s text:c="3"/>assert </text:span><text:span text:style-name="T7">(piano.isSubGenre(classical))</text:span><text:span text:style-name="T6">;</text:span><text:line-break/><text:span text:style-name="T6"> <text:s text:c="3"/>assert </text:span><text:span text:style-name="T7">(!piano.isSubGenre(rock))</text:span><text:span text:style-name="T6">;</text:span><text:line-break/><text:span text:style-name="T6"> <text:s text:c="3"/>assert </text:span><text:span text:style-name="T7">(piano.isSubGenre(piano))</text:span><text:span text:style-name="T6">;</text:span><text:line-break/><text:span text:style-name="T6"> <text:s text:c="3"/>assert </text:span><text:span text:style-name="T7">(Catalog.</text:span><text:span text:style-name="T8">findAlbums</text:span><text:span text:style-name="T7">(album -&gt; album.getTracks().stream().anyMatch(track -&gt; track.getGenre() == </text:span><text:span text:style-name="T16">piano</text:span><text:span text:style-name="T7">)).get(</text:span><text:span text:style-name="T15">0</text:span><text:span text:style-name="T7">) == classicalAlbum)</text:span><text:span text:style-name="T6">;</text:span><text:line-break/><text:span text:style-name="T6"> <text:s text:c="3"/>assert </text:span><text:span text:style-name="T7">(Catalog.</text:span><text:span text:style-name="T8">findArtists</text:span><text:span text:style-name="T7">(artist -&gt; artist.getAge() &gt; </text:span><text:span text:style-name="T15">100</text:span><text:span text:style-name="T7">).get(</text:span><text:span text:style-name="T15">0</text:span><text:span text:style-name="T7">) == a3)</text:span><text:span text:style-name="T6">;</text:span><text:line-break/><text:span text:style-name="T6"> <text:s text:c="3"/>assert </text:span><text:span text:style-name="T7">(Catalog.</text:span><text:span text:style-name="T8">findTracks</text:span><text:span text:style-name="T7">(track -&gt; track.getGenre().isSubGenre(</text:span><text:span text:style-name="T16">classical</text:span><text:span text:style-name="T7">)).size() == </text:span><text:span text:style-name="T15">2</text:span><text:span text:style-name="T7">)</text:span><text:span text:style-name="T6">;</text:span><text:line-break/><text:span text:style-name="T6"> <text:s text:c="3"/>assert </text:span><text:span text:style-name="T7">(Catalog.</text:span><text:span text:style-name="T8">findCompilations</text:span><text:span text:style-name="T7">(compilation -&gt; compilation.getTracks().size() &gt; </text:span><text:span text:style-name="T15">2</text:span><text:span text:style-name="T7">).get(</text:span><text:span text:style-name="T15">0</text:span><text:span text:style-name="T7">) == mixedCompilation)</text:span><text:span text:style-name="T6">;</text:span><text:line-break/><text:span text:style-name="T7">}</text:span></text:p>
      <text:p text:style-name="P11"><text:span text:style-name="T14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 Mono1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ина Русских</meta:initial-creator>
    <meta:editing-cycles>5</meta:editing-cycles>
    <meta:creation-date>2019-09-16T12:05:00</meta:creation-date>
    <dc:date>2019-10-14T09:16:54.035592117</dc:date>
    <meta:editing-duration>PT13M51S</meta:editing-duration>
    <meta:generator>LibreOffice/6.2.7.1$Linux_X86_64 LibreOffice_project/20$Build-1</meta:generator>
    <meta:document-statistic meta:table-count="0" meta:image-count="0" meta:object-count="0" meta:page-count="8" meta:paragraph-count="43" meta:word-count="1246" meta:character-count="11431" meta:non-whitespace-character-count="91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